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Default" style:family="paragraph">
      <style:paragraph-properties fo:text-align="center"/>
      <style:text-properties fo:font-weight="bold" style:font-weight-asian="bold" fo:font-size="16pt" style:font-size-asian="16pt"/>
    </style:style>
    <style:style style:name="P92" style:parent-style-name="Default" style:family="paragraph">
      <style:text-properties fo:font-weight="bold" style:font-weight-asian="bold" fo:font-size="13.5pt" style:font-size-asian="13.5pt" style:font-size-complex="13.5pt"/>
    </style:style>
    <style:style style:name="P93" style:parent-style-name="Default" style:family="paragraph">
      <style:text-properties fo:font-size="13.5pt" style:font-size-asian="13.5pt" style:font-size-complex="13.5pt"/>
    </style:style>
    <style:style style:name="P94" style:parent-style-name="Default" style:family="paragraph">
      <style:text-properties fo:font-size="13.5pt" style:font-size-asian="13.5pt" style:font-size-complex="13.5pt"/>
    </style:style>
    <style:style style:name="P95" style:parent-style-name="Default" style:family="paragraph">
      <style:text-properties fo:font-weight="bold" style:font-weight-asian="bold" fo:font-size="13.5pt" style:font-size-asian="13.5pt" style:font-size-complex="13.5pt"/>
    </style:style>
    <style:style style:name="P96" style:parent-style-name="Default" style:family="paragraph">
      <style:text-properties fo:font-weight="bold" style:font-weight-asian="bold" fo:font-size="13.5pt" style:font-size-asian="13.5pt" style:font-size-complex="13.5pt"/>
    </style:style>
    <style:style style:name="P97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98" style:parent-style-name="Default" style:family="paragraph">
      <style:text-properties fo:font-size="13.5pt" style:font-size-asian="13.5pt" style:font-size-complex="13.5pt"/>
    </style:style>
    <style:style style:name="P99" style:parent-style-name="Default" style:family="paragraph">
      <style:text-properties fo:font-size="13.5pt" style:font-size-asian="13.5pt" style:font-size-complex="13.5pt"/>
    </style:style>
    <style:style style:name="P100" style:parent-style-name="Default" style:family="paragraph">
      <style:text-properties fo:font-size="13.5pt" style:font-size-asian="13.5pt" style:font-size-complex="13.5pt"/>
    </style:style>
    <style:style style:name="P101" style:parent-style-name="Default" style:family="paragraph">
      <style:text-properties fo:font-size="13.5pt" style:font-size-asian="13.5pt" style:font-size-complex="13.5pt"/>
    </style:style>
    <style:style style:name="P102" style:parent-style-name="Default" style:family="paragraph">
      <style:text-properties fo:font-size="13.5pt" style:font-size-asian="13.5pt" style:font-size-complex="13.5pt"/>
    </style:style>
    <style:style style:name="P103" style:parent-style-name="Default" style:family="paragraph">
      <style:paragraph-properties>
        <style:tab-stops>
          <style:tab-stop style:type="left" style:position="0.7604in"/>
        </style:tab-stops>
      </style:paragraph-properties>
      <style:text-properties fo:font-size="13.5pt" style:font-size-asian="13.5pt" style:font-size-complex="13.5pt"/>
    </style:style>
    <style:style style:name="P104" style:parent-style-name="Default" style:family="paragraph">
      <style:text-properties fo:font-size="13.5pt" style:font-size-asian="13.5pt" style:font-size-complex="13.5pt"/>
    </style:style>
    <style:style style:name="P105" style:parent-style-name="Default" style:family="paragraph">
      <style:text-properties fo:font-size="13.5pt" style:font-size-asian="13.5pt" style:font-size-complex="13.5pt"/>
    </style:style>
    <style:style style:name="P106" style:parent-style-name="Default" style:family="paragraph">
      <style:text-properties fo:font-size="13.5pt" style:font-size-asian="13.5pt" style:font-size-complex="13.5pt"/>
    </style:style>
    <style:style style:name="P107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08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09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0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1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2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3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4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5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6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7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8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19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20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21" style:parent-style-name="Default" style:family="paragraph">
      <style:text-properties fo:font-size="13.5pt" style:font-size-asian="13.5pt" style:font-size-complex="13.5pt"/>
    </style:style>
    <style:style style:name="P122" style:parent-style-name="Default" style:family="paragraph">
      <style:text-properties fo:font-size="13.5pt" style:font-size-asian="13.5pt" style:font-size-complex="13.5pt"/>
    </style:style>
    <style:style style:name="P123" style:parent-style-name="Default" style:family="paragraph">
      <style:text-properties fo:font-size="13.5pt" style:font-size-asian="13.5pt" style:font-size-complex="13.5pt"/>
    </style:style>
    <style:style style:name="P124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25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26" style:parent-style-name="Default" style:family="paragraph">
      <style:paragraph-properties fo:text-indent="0.5in"/>
      <style:text-properties fo:font-size="13.5pt" style:font-size-asian="13.5pt" style:font-size-complex="13.5pt"/>
    </style:style>
    <style:style style:name="P127" style:parent-style-name="Default" style:family="paragraph">
      <style:text-properties fo:font-size="13.5pt" style:font-size-asian="13.5pt" style:font-size-complex="13.5pt"/>
    </style:style>
    <style:style style:name="P128" style:parent-style-name="Default" style:family="paragraph">
      <style:text-properties fo:font-size="13.5pt" style:font-size-asian="13.5pt" style:font-size-complex="13.5pt"/>
    </style:style>
    <style:style style:name="P129" style:parent-style-name="Default" style:family="paragraph">
      <style:text-properties fo:font-size="13.5pt" style:font-size-asian="13.5pt" style:font-size-complex="13.5pt"/>
    </style:style>
    <style:style style:name="P130" style:parent-style-name="Default" style:family="paragraph">
      <style:text-properties fo:font-size="13.5pt" style:font-size-asian="13.5pt" style:font-size-complex="13.5pt"/>
    </style:style>
    <style:style style:name="P131" style:parent-style-name="Default" style:family="paragraph">
      <style:text-properties fo:font-size="13.5pt" style:font-size-asian="13.5pt" style:font-size-complex="13.5pt"/>
    </style:style>
    <style:style style:name="P132" style:parent-style-name="Default" style:family="paragraph">
      <style:text-properties fo:font-size="13.5pt" style:font-size-asian="13.5pt" style:font-size-complex="13.5pt"/>
    </style:style>
    <style:style style:name="P133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34" style:parent-style-name="Default" style:family="paragraph">
      <style:text-properties fo:font-size="13.5pt" style:font-size-asian="13.5pt" style:font-size-complex="13.5pt"/>
    </style:style>
    <style:style style:name="P135" style:parent-style-name="Default" style:family="paragraph">
      <style:text-properties fo:font-size="13.5pt" style:font-size-asian="13.5pt" style:font-size-complex="13.5pt"/>
    </style:style>
    <style:style style:name="P136" style:parent-style-name="Default" style:family="paragraph">
      <style:text-properties fo:font-size="13.5pt" style:font-size-asian="13.5pt" style:font-size-complex="13.5pt"/>
    </style:style>
    <style:style style:name="P137" style:parent-style-name="Default" style:family="paragraph">
      <style:text-properties fo:font-size="13.5pt" style:font-size-asian="13.5pt" style:font-size-complex="13.5pt"/>
    </style:style>
    <style:style style:name="P138" style:parent-style-name="Default" style:family="paragraph">
      <style:text-properties fo:font-size="13.5pt" style:font-size-asian="13.5pt" style:font-size-complex="13.5pt"/>
    </style:style>
    <style:style style:name="P139" style:parent-style-name="Default" style:family="paragraph">
      <style:text-properties fo:font-size="13.5pt" style:font-size-asian="13.5pt" style:font-size-complex="13.5pt"/>
    </style:style>
    <style:style style:name="P140" style:parent-style-name="Default" style:family="paragraph">
      <style:text-properties fo:font-size="13.5pt" style:font-size-asian="13.5pt" style:font-size-complex="13.5pt"/>
    </style:style>
    <style:style style:name="P141" style:parent-style-name="Default" style:family="paragraph">
      <style:text-properties fo:font-size="13.5pt" style:font-size-asian="13.5pt" style:font-size-complex="13.5pt"/>
    </style:style>
    <style:style style:name="P142" style:parent-style-name="Default" style:family="paragraph">
      <style:text-properties fo:font-size="13.5pt" style:font-size-asian="13.5pt" style:font-size-complex="13.5pt"/>
    </style:style>
    <style:style style:name="P143" style:parent-style-name="Default" style:family="paragraph">
      <style:text-properties fo:font-size="13.5pt" style:font-size-asian="13.5pt" style:font-size-complex="13.5pt"/>
    </style:style>
    <style:style style:name="P144" style:parent-style-name="Default" style:family="paragraph">
      <style:text-properties fo:font-size="13.5pt" style:font-size-asian="13.5pt" style:font-size-complex="13.5pt"/>
    </style:style>
    <style:style style:name="P145" style:parent-style-name="Default" style:family="paragraph">
      <style:text-properties fo:font-size="13.5pt" style:font-size-asian="13.5pt" style:font-size-complex="13.5pt"/>
    </style:style>
    <style:style style:name="P146" style:parent-style-name="Default" style:family="paragraph">
      <style:text-properties fo:font-size="13.5pt" style:font-size-asian="13.5pt" style:font-size-complex="13.5pt"/>
    </style:style>
    <style:style style:name="P147" style:parent-style-name="Default" style:family="paragraph">
      <style:text-properties fo:font-size="13.5pt" style:font-size-asian="13.5pt" style:font-size-complex="13.5pt"/>
    </style:style>
    <style:style style:name="P148" style:parent-style-name="Default" style:family="paragraph">
      <style:text-properties fo:font-size="13.5pt" style:font-size-asian="13.5pt" style:font-size-complex="13.5pt"/>
    </style:style>
    <style:style style:name="P149" style:parent-style-name="Default" style:family="paragraph">
      <style:text-properties fo:font-size="13.5pt" style:font-size-asian="13.5pt" style:font-size-complex="13.5pt"/>
    </style:style>
    <style:style style:name="P150" style:parent-style-name="Default" style:family="paragraph">
      <style:text-properties fo:font-size="13.5pt" style:font-size-asian="13.5pt" style:font-size-complex="13.5pt"/>
    </style:style>
    <style:style style:name="P151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2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3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4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5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6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7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58" style:parent-style-name="Default" style:family="paragraph">
      <style:text-properties fo:font-size="13.5pt" style:font-size-asian="13.5pt" style:font-size-complex="13.5pt"/>
    </style:style>
    <style:style style:name="P159" style:parent-style-name="Default" style:family="paragraph">
      <style:text-properties fo:font-size="13.5pt" style:font-size-asian="13.5pt" style:font-size-complex="13.5pt"/>
    </style:style>
    <style:style style:name="P160" style:parent-style-name="Default" style:family="paragraph">
      <style:text-properties fo:font-size="13.5pt" style:font-size-asian="13.5pt" style:font-size-complex="13.5pt"/>
    </style:style>
    <style:style style:name="P161" style:parent-style-name="Default" style:family="paragraph">
      <style:text-properties fo:font-size="13.5pt" style:font-size-asian="13.5pt" style:font-size-complex="13.5pt"/>
    </style:style>
    <style:style style:name="P162" style:parent-style-name="Default" style:family="paragraph">
      <style:text-properties fo:font-size="13.5pt" style:font-size-asian="13.5pt" style:font-size-complex="13.5pt"/>
    </style:style>
    <style:style style:name="P163" style:parent-style-name="Default" style:family="paragraph">
      <style:text-properties fo:font-size="13.5pt" style:font-size-asian="13.5pt" style:font-size-complex="13.5pt"/>
    </style:style>
    <style:style style:name="P164" style:parent-style-name="Default" style:family="paragraph">
      <style:text-properties fo:font-size="13.5pt" style:font-size-asian="13.5pt" style:font-size-complex="13.5pt"/>
    </style:style>
    <style:style style:name="P165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66" style:parent-style-name="Default" style:family="paragraph">
      <style:text-properties fo:font-size="13.5pt" style:font-size-asian="13.5pt" style:font-size-complex="13.5pt"/>
    </style:style>
    <style:style style:name="P167" style:parent-style-name="Default" style:family="paragraph">
      <style:text-properties fo:font-size="13.5pt" style:font-size-asian="13.5pt" style:font-size-complex="13.5pt"/>
    </style:style>
    <style:style style:name="P168" style:parent-style-name="Default" style:family="paragraph">
      <style:text-properties fo:font-size="13.5pt" style:font-size-asian="13.5pt" style:font-size-complex="13.5pt"/>
    </style:style>
    <style:style style:name="P169" style:parent-style-name="Default" style:family="paragraph">
      <style:text-properties fo:font-size="13.5pt" style:font-size-asian="13.5pt" style:font-size-complex="13.5pt"/>
    </style:style>
    <style:style style:name="P170" style:parent-style-name="Default" style:family="paragraph">
      <style:text-properties fo:font-size="13.5pt" style:font-size-asian="13.5pt" style:font-size-complex="13.5pt"/>
    </style:style>
    <style:style style:name="P171" style:parent-style-name="Default" style:family="paragraph">
      <style:text-properties fo:font-size="13.5pt" style:font-size-asian="13.5pt" style:font-size-complex="13.5pt"/>
    </style:style>
    <style:style style:name="P172" style:parent-style-name="Default" style:family="paragraph">
      <style:text-properties fo:font-size="13.5pt" style:font-size-asian="13.5pt" style:font-size-complex="13.5pt"/>
    </style:style>
    <style:style style:name="P173" style:parent-style-name="Default" style:family="paragraph">
      <style:text-properties fo:font-size="13.5pt" style:font-size-asian="13.5pt" style:font-size-complex="13.5pt"/>
    </style:style>
    <style:style style:name="P174" style:parent-style-name="Default" style:family="paragraph">
      <style:text-properties fo:font-size="13.5pt" style:font-size-asian="13.5pt" style:font-size-complex="13.5pt"/>
    </style:style>
    <style:style style:name="P175" style:parent-style-name="Default" style:family="paragraph">
      <style:text-properties fo:font-size="13.5pt" style:font-size-asian="13.5pt" style:font-size-complex="13.5pt"/>
    </style:style>
    <style:style style:name="P176" style:parent-style-name="Default" style:family="paragraph">
      <style:paragraph-properties fo:text-align="center"/>
      <style:text-properties fo:font-size="13.5pt" style:font-size-asian="13.5pt" style:font-size-complex="13.5pt"/>
    </style:style>
    <style:style style:name="P177" style:parent-style-name="Default" style:family="paragraph">
      <style:text-properties fo:font-size="13.5pt" style:font-size-asian="13.5pt" style:font-size-complex="13.5pt"/>
    </style:style>
    <style:style style:name="P178" style:parent-style-name="Default" style:family="paragraph">
      <style:text-properties fo:font-size="13.5pt" style:font-size-asian="13.5pt" style:font-size-complex="13.5pt"/>
    </style:style>
    <style:style style:name="P179" style:parent-style-name="Default" style:family="paragraph">
      <style:text-properties fo:font-size="13.5pt" style:font-size-asian="13.5pt" style:font-size-complex="13.5pt"/>
    </style:style>
    <style:style style:name="P180" style:parent-style-name="Default" style:family="paragraph">
      <style:text-properties fo:font-size="13.5pt" style:font-size-asian="13.5pt" style:font-size-complex="13.5pt"/>
    </style:style>
    <style:style style:name="P181" style:parent-style-name="Default" style:family="paragraph">
      <style:text-properties fo:font-size="13.5pt" style:font-size-asian="13.5pt" style:font-size-complex="13.5pt"/>
    </style:style>
    <style:style style:name="P182" style:parent-style-name="Default" style:family="paragraph">
      <style:text-properties fo:font-size="13.5pt" style:font-size-asian="13.5pt" style:font-size-complex="13.5pt"/>
    </style:style>
    <style:style style:name="P183" style:parent-style-name="Default" style:family="paragraph">
      <style:text-properties fo:font-size="13.5pt" style:font-size-asian="13.5pt" style:font-size-complex="13.5pt"/>
    </style:style>
    <style:style style:name="P184" style:parent-style-name="Default" style:family="paragraph">
      <style:text-properties fo:font-size="13.5pt" style:font-size-asian="13.5pt" style:font-size-complex="13.5pt"/>
    </style:style>
    <style:style style:name="P185" style:parent-style-name="Default" style:family="paragraph">
      <style:text-properties fo:font-size="13.5pt" style:font-size-asian="13.5pt" style:font-size-complex="13.5pt"/>
    </style:style>
    <style:style style:name="P186" style:parent-style-name="Default" style:family="paragraph">
      <style:text-properties fo:font-size="13.5pt" style:font-size-asian="13.5pt" style:font-size-complex="13.5pt"/>
    </style:style>
    <style:style style:name="P187" style:parent-style-name="Default" style:family="paragraph">
      <style:text-properties fo:font-size="13.5pt" style:font-size-asian="13.5pt" style:font-size-complex="13.5pt"/>
    </style:style>
    <style:style style:name="P188" style:parent-style-name="Default" style:family="paragraph">
      <style:text-properties fo:font-size="13.5pt" style:font-size-asian="13.5pt" style:font-size-complex="13.5pt"/>
    </style:style>
    <style:style style:name="P189" style:parent-style-name="Default" style:family="paragraph">
      <style:text-properties fo:font-size="13.5pt" style:font-size-asian="13.5pt" style:font-size-complex="13.5pt"/>
    </style:style>
    <style:style style:name="P190" style:parent-style-name="Default" style:family="paragraph">
      <style:text-properties fo:font-size="13.5pt" style:font-size-asian="13.5pt" style:font-size-complex="13.5pt"/>
    </style:style>
    <style:style style:name="P191" style:parent-style-name="Default" style:family="paragraph">
      <style:text-properties fo:font-size="13.5pt" style:font-size-asian="13.5pt" style:font-size-complex="13.5pt"/>
    </style:style>
    <style:style style:name="P192" style:parent-style-name="Default" style:family="paragraph">
      <style:text-properties fo:font-size="13.5pt" style:font-size-asian="13.5pt" style:font-size-complex="13.5pt"/>
    </style:style>
    <style:style style:name="P193" style:parent-style-name="Default" style:family="paragraph">
      <style:text-properties fo:font-size="13.5pt" style:font-size-asian="13.5pt" style:font-size-complex="13.5pt"/>
    </style:style>
    <style:style style:name="P194" style:parent-style-name="Default" style:family="paragraph">
      <style:text-properties fo:font-weight="bold" style:font-weight-asian="bold" fo:font-size="13.5pt" style:font-size-asian="13.5pt" style:font-size-complex="13.5pt"/>
    </style:style>
    <style:style style:name="T195" style:parent-style-name="Fuentedepárrafopredeter." style:family="text">
      <style:text-properties fo:font-size="13.5pt" style:font-size-asian="13.5pt" style:font-size-complex="13.5pt"/>
    </style:style>
    <style:style style:name="T196" style:parent-style-name="Fuentedepárrafopredeter." style:family="text">
      <style:text-properties fo:font-size="13.5pt" style:font-size-asian="13.5pt" style:font-size-complex="13.5pt"/>
    </style:style>
    <style:style style:name="T197" style:parent-style-name="Fuentedepárrafopredeter." style:family="text">
      <style:text-properties fo:font-size="13.5pt" style:font-size-asian="13.5pt" style:font-size-complex="13.5pt"/>
    </style:style>
    <style:style style:name="T198" style:parent-style-name="Fuentedepárrafopredeter." style:family="text">
      <style:text-properties fo:font-size="13.5pt" style:font-size-asian="13.5pt" style:font-size-complex="13.5pt"/>
    </style:style>
    <style:style style:name="T199" style:parent-style-name="Fuentedepárrafopredeter." style:family="text">
      <style:text-properties fo:font-size="13.5pt" style:font-size-asian="13.5pt" style:font-size-complex="13.5pt"/>
    </style:style>
    <style:style style:name="T200" style:parent-style-name="Fuentedepárrafopredeter." style:family="text">
      <style:text-properties fo:font-size="13.5pt" style:font-size-asian="13.5pt" style:font-size-complex="13.5pt"/>
    </style:style>
    <style:style style:name="T201" style:parent-style-name="Fuentedepárrafopredeter." style:family="text">
      <style:text-properties fo:font-weight="bold" style:font-weight-asian="bold" fo:font-size="13.5pt" style:font-size-asian="13.5pt" style:font-size-complex="13.5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5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15-septiembre-20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p text:style-name="Default"/>
      <text:p text:style-name="P91">Guía práctica de estudio 05: Pseudocódigo</text:p>
      <text:p text:style-name="Default"><text:s text:c="2"/></text:p>
      <text:p text:style-name="P92">Objetivo:<text:s/></text:p>
      <text:p text:style-name="P93">Elaborar pseudocódigos que representen soluciones algorítmicas empleando la sintaxis y semántica adecuadas.<text:s/></text:p>
      <text:p text:style-name="P94"/>
      <text:p text:style-name="P95">Pseudocódigo:</text:p>
      <text:p text:style-name="P96"/>
      <text:p text:style-name="P97">Formula General</text:p>
      <text:p text:style-name="P98">INICIO</text:p>
      <text:p text:style-name="P99">a, b ,c, z, n, r<text:s/>: REAL</text:p>
      <text:p text:style-name="P100"><text:s text:c="6"/>ESCRIBIR:<text:s/>Introduce los valores de a,<text:s/>b y c.</text:p>
      <text:p text:style-name="P101"><text:s text:c="6"/>LEER: a,<text:s/>b, c.<text:s/></text:p>
      <text:p text:style-name="P102"><text:s text:c="13"/>SI a=0 ENTONCES<text:s/></text:p>
      <text:p text:style-name="P103"><text:s text:c="19"/>ESCRIBIR: a tiene que ser diferente a cero.</text:p>
      <text:p text:style-name="P104"><text:s text:c="19"/>ESCRIBIR: introducir nuevamente los valores</text:p>
      <text:p text:style-name="P105"><text:s text:c="19"/>LEER: a,b,c</text:p>
      <text:p text:style-name="P106"><text:s text:c="14"/>FIN SI</text:p>
      <text:p text:style-name="P107">DE LO CONTRARIO</text:p>
      <text:p text:style-name="P108"><text:s text:c="6"/>d=b^2-4ac.</text:p>
      <text:p text:style-name="P109"><text:s text:c="17"/>SI d&lt;0 ENTONCES</text:p>
      <text:p text:style-name="P110"><text:s text:c="27"/>z=√d(-1)</text:p>
      <text:p text:style-name="P111"><text:s text:c="27"/>r=-b/2a</text:p>
      <text:p text:style-name="P112"><text:s text:c="27"/>n=z/2ª</text:p>
      <text:p text:style-name="P113"><text:s text:c="33"/>ESCRIBIRIR: x1=r+ni <text:s/>y <text:s/>x2=r-ni</text:p>
      <text:p text:style-name="P114"><text:s text:c="17"/>FIN SI</text:p>
      <text:p text:style-name="P115"><text:s text:c="17"/>DE LO CONTRARIO</text:p>
      <text:p text:style-name="P116"><text:s text:c="25"/>X1=-b+√d/2a <text:s text:c="2"/></text:p>
      <text:p text:style-name="P117"><text:s text:c="25"/>X2=-b-√d/2ª</text:p>
      <text:p text:style-name="P118"><text:s text:c="34"/>ESCRIBIR: X1 Y X2</text:p>
      <text:p text:style-name="P119"><text:s text:c="16"/>FIN DE LO CONTRARIO</text:p>
      <text:p text:style-name="P120">FIN DE LO CONTRARIO</text:p>
      <text:p text:style-name="P121">FIN<text:s/></text:p>
      <text:p text:style-name="P122"/>
      <text:p text:style-name="P123"><text:s/></text:p>
      <text:p text:style-name="P124"/>
      <text:p text:style-name="P125"><text:s text:c="18"/></text:p>
      <text:p text:style-name="P126"/>
      <text:p text:style-name="P127"><text:s text:c="4"/></text:p>
      <text:p text:style-name="P128"/>
      <text:p text:style-name="P129"/>
      <text:p text:style-name="P130"/>
      <text:p text:style-name="P131"/>
      <text:p text:style-name="P132"/>
      <text:p text:style-name="P133">Ecuaciones</text:p>
      <text:p text:style-name="P134">INICIO</text:p>
      <text:p text:style-name="P135"><text:s text:c="6"/>x, y : ENTERO</text:p>
      <text:p text:style-name="P136"><text:s text:c="6"/>ESCRIBIR: Pedir el valor de x</text:p>
      <text:p text:style-name="P137"><text:s text:c="6"/>LEER: <text:s/>x</text:p>
      <text:p text:style-name="P138"><text:s text:c="15"/>SI <text:s/>x&lt;2 <text:s text:c="2"/>ENTERO</text:p>
      <text:p text:style-name="P139"><text:s text:c="22"/>y= 4x^2 +2x-50</text:p>
      <text:p text:style-name="P140"><text:s text:c="21"/>ESCRIBIR: el valor de la ecuación es : y</text:p>
      <text:p text:style-name="P141"><text:s text:c="15"/>FIN SI<text:s/></text:p>
      <text:p text:style-name="P142"><text:s text:c="15"/>DE LO CONTRARIO</text:p>
      <text:p text:style-name="P143"><text:s text:c="26"/>SI <text:s/>x&gt;2 ENTONCES</text:p>
      <text:p text:style-name="P144"><text:s text:c="37"/>y=x^2 +3x+20</text:p>
      <text:p text:style-name="P145"><text:s text:c="26"/>FIN SI <text:s/></text:p>
      <text:p text:style-name="P146"><text:s text:c="15"/><text:s text:c="10"/>DE LO CONTRARIO<text:s/></text:p>
      <text:p text:style-name="P147"><text:s text:c="32"/><text:s/>ESCRIBIR: No hay solución</text:p>
      <text:p text:style-name="P148"><text:s text:c="13"/><text:s text:c="10"/><text:s/>FIN DE LO CONTRARIO<text:s/></text:p>
      <text:p text:style-name="P149"><text:s text:c="14"/>FIN DE LO CONTRARIO<text:s/></text:p>
      <text:p text:style-name="P150">FIN<text:s/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>Suma de dos número</text:p>
      <text:p text:style-name="P158">INICIO</text:p>
      <text:p text:style-name="P159"><text:s text:c="3"/>a, b, c: ENTERO</text:p>
      <text:p text:style-name="P160"><text:s text:c="3"/>ESCRIBIR: Pedir <text:s/>valores de a y b</text:p>
      <text:p text:style-name="P161"><text:s text:c="3"/>LEER: a, b.</text:p>
      <text:p text:style-name="P162"><text:s text:c="9"/>c=a+b</text:p>
      <text:p text:style-name="P163"><text:s text:c="3"/>ESCRIBIR: La suma de a y b es c</text:p>
      <text:p text:style-name="P164">FIN<text:s/></text:p>
      <text:p text:style-name="P165"/>
      <text:p text:style-name="P166"/>
      <text:p text:style-name="P167"><text:s text:c="7"/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Triángulo</text:p>
      <text:p text:style-name="P177">INICIO</text:p>
      <text:p text:style-name="P178"><text:s/>a, b, c: REAL</text:p>
      <text:p text:style-name="P179"><text:s text:c="8"/>SI a=b=c <text:s/>ENTONCES</text:p>
      <text:p text:style-name="P180"><text:s text:c="15"/>ESCRIBIR: Es un triángulo equilátero<text:s/></text:p>
      <text:p text:style-name="P181"><text:s text:c="8"/>FIN SI</text:p>
      <text:p text:style-name="P182"><text:s text:c="8"/>DE LO CONTRARIO</text:p>
      <text:p text:style-name="P183"><text:s text:c="17"/>SI a≠b≠c <text:s text:c="2"/>ENTONCES</text:p>
      <text:p text:style-name="P184"><text:s text:c="23"/>ESCRIBIR: Es un<text:s/>triángulo<text:s/>escaleno.</text:p>
      <text:p text:style-name="P185"><text:s text:c="18"/>FIN SI<text:s/></text:p>
      <text:p text:style-name="P186"><text:s text:c="18"/>DE LO ONTRARIO</text:p>
      <text:p text:style-name="P187"><text:s text:c="26"/>ESCRIBIR: Es un triángulo isósceles.</text:p>
      <text:p text:style-name="P188"><text:s text:c="18"/>FIN DE LO CONTRARIO</text:p>
      <text:p text:style-name="P189"><text:s text:c="10"/>FIN DE LO CONTRARIO<text:s/></text:p>
      <text:p text:style-name="P190">FIN <text:s/></text:p>
      <text:p text:style-name="P191"><text:s text:c="4"/></text:p>
      <text:p text:style-name="P192"><text:s text:c="3"/></text:p>
      <text:p text:style-name="P193"/>
      <text:p text:style-name="P194">Conclusión:</text:p>
      <text:p text:style-name="Default"><text:span text:style-name="T195">Con esta práctica se aprendió la manera de emplear la sintaxis para elaborar un programa, su estructura y las palabras reservadas que se deben ocupar de acue</text:span><text:span text:style-name="T196">r</text:span><text:span text:style-name="T197">do al tipo de problema que se desea resolver ocupando la lógica y conocimiento</text:span><text:span text:style-name="T198">s previos como los algoritmos, r</text:span><text:span text:style-name="T199">e</text:span><text:span text:style-name="T200">forzando al mismo tiempo los ya mencionados. <text:s/></text:span></text:p>
      <text:p text:style-name="Default"><text:span text:style-name="T201">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09-17T18:12:00Z</meta:creation-date>
    <dc:date>2017-09-17T18:12:00Z</dc:date>
    <meta:template xlink:href="Normal" xlink:type="simple"/>
    <meta:editing-cycles>2</meta:editing-cycles>
    <meta:editing-duration>PT60S</meta:editing-duration>
    <meta:document-statistic meta:page-count="4" meta:paragraph-count="5" meta:word-count="461" meta:character-count="2994" meta:row-count="21" meta:non-whitespace-character-count="2538"/>
  </office:meta>
</office:document-meta>
</file>